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8" style:family="paragraph" style:parent-style-name="Footnote">
      <style:text-properties style:font-name="Liberation Sans" officeooo:paragraph-rsid="10a68734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text-properties officeooo:rsid="0dde9a1c" officeooo:paragraph-rsid="10899d0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d0b68a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178c94"/>
    </style:style>
    <style:style style:name="P94" style:family="paragraph" style:parent-style-name="Standard">
      <style:paragraph-properties fo:text-align="center" style:justify-single-word="false"/>
      <style:text-properties officeooo:paragraph-rsid="1035cc54"/>
    </style:style>
    <style:style style:name="P95" style:family="paragraph" style:parent-style-name="Standard">
      <style:text-properties officeooo:paragraph-rsid="1018685d"/>
    </style:style>
    <style:style style:name="P96" style:family="paragraph" style:parent-style-name="Standard">
      <style:text-properties officeooo:rsid="1035cc54" officeooo:paragraph-rsid="1035cc54"/>
    </style:style>
    <style:style style:name="P97" style:family="paragraph" style:parent-style-name="Standard">
      <style:text-properties officeooo:paragraph-rsid="10435a16"/>
    </style:style>
    <style:style style:name="P98" style:family="paragraph" style:parent-style-name="Standard">
      <style:text-properties officeooo:rsid="10048e31" officeooo:paragraph-rsid="104e2670"/>
    </style:style>
    <style:style style:name="P99" style:family="paragraph" style:parent-style-name="Footnote">
      <style:text-properties officeooo:paragraph-rsid="106e520e"/>
    </style:style>
    <style:style style:name="P100" style:family="paragraph" style:parent-style-name="Footnote">
      <style:text-properties officeooo:paragraph-rsid="10762a52" fo:background-color="transparent"/>
    </style:style>
    <style:style style:name="P101" style:family="paragraph" style:parent-style-name="Standard">
      <style:text-properties officeooo:paragraph-rsid="1077d862"/>
    </style:style>
    <style:style style:name="P102" style:family="paragraph" style:parent-style-name="Standard">
      <style:text-properties officeooo:paragraph-rsid="107dbf6a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font-size="10pt" style:font-size-asian="10pt" style:font-size-complex="10pt"/>
    </style:style>
    <style:style style:name="T25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officeooo:rsid="0673d7fc"/>
    </style:style>
    <style:style style:name="T26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7" style:family="text">
      <style:text-properties style:text-line-through-style="none" style:text-line-through-type="none" style:font-name="Liberation Sans" style:text-underline-style="none" officeooo:rsid="0b0f3a36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language="en" fo:country="GB" officeooo:rsid="0fed6741"/>
    </style:style>
    <style:style style:name="T275" style:family="text">
      <style:text-properties style:font-name="Liberation Mono" fo:font-size="11pt" style:font-size-asian="11pt" style:font-size-complex="11pt"/>
    </style:style>
    <style:style style:name="T276" style:family="text">
      <style:text-properties style:font-name="Liberation Mono" fo:font-size="8pt" style:font-size-asian="8pt" style:font-size-complex="8pt" loext:padding="0.049cm" loext:border="0.31pt solid #000000"/>
    </style:style>
    <style:style style:name="T27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8" style:family="text">
      <style:text-properties officeooo:rsid="102b859b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officeooo:rsid="1035cc54" style:font-weight-asian="bold" style:font-weight-complex="bold"/>
    </style:style>
    <style:style style:name="T281" style:family="text">
      <style:text-properties fo:font-weight="bold" officeooo:rsid="103b85c2" style:font-weight-asian="bold" style:font-weight-complex="bold"/>
    </style:style>
    <style:style style:name="T282" style:family="text">
      <style:text-properties officeooo:rsid="1035cc54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70">Checklist for installing</text:span></text:span><text:span text:style-name="T197">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T199"><text:note text:id="ftn1" text:note-class="footnote"><text:note-citation>1</text:note-citation><text:note-body><text:p text:style-name="P38"><text:span text:style-name="T287">This </text:span><text:span text:style-name="Strong_20_Emphasis"><text:span text:style-name="T285"><text:user-field-get text:name="Distro">Debian</text:user-field-get></text:span></text:span><text:span text:style-name="T288"><text:s/></text:span><text:span text:style-name="T292"><text:user-field-get text:name="Version">12</text:user-field-get></text:span><text:span text:style-name="T292"><text:s/></text:span><text:span text:style-name="Strong_20_Emphasis"><text:span text:style-name="T286"><text:user-field-get text:name="Edition">Desktop</text:user-field-get></text:span></text:span><text:span text:style-name="T287"><text:s/>(codename </text:span><text:span text:style-name="T289">bookworm</text:span><text:span text:style-name="T287">) from </text:span><text:span text:style-name="T290">June</text:span><text:span text:style-name="T287"> </text:span><text:span text:style-name="Strong_20_Emphasis"><text:span text:style-name="T293"><text:user-field-get text:name="Releaseyear">2023</text:user-field-get></text:span></text:span><text:span text:style-name="T287"><text:s/>is a so-called LTS version (stands for Long-Term Support) and is supported for 5 years until </text:span><text:span text:style-name="T291">June</text:span><text:span text:style-name="T287"> </text:span><text:span text:style-name="T194">202</text:span><text:span text:style-name="T196">8</text:span><text:span text:style-name="T195">.</text:span></text:p></text:note-body></text:note></text:span><text:span text:style-name="T200"><text:s/></text:span><text:span text:style-name="T200"><text:user-field-get text:name="Edition">Desktop</text:user-field-get></text:span><text:span text:style-name="T204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56">This is a fillable PDF, no printing required.</text:span></text:span></text:p>
      <text:p text:style-name="P57"><text:span text:style-name="Strong_20_Emphasis"><text:span text:style-name="T163"/></text:span></text:p>
      <text:p text:style-name="P55"><text:span text:style-name="T20">Fill in the </text:span><text:span text:style-name="Strong_20_Emphasis"><text:span text:style-name="T257"><text:s/></text:span></text:span><text:span text:style-name="Strong_20_Emphasis"><text:span text:style-name="T258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71">user</text:span></text:span><text:span text:style-name="T214"><text:tab/><text:tab/></text:span><text:span text:style-name="T213"> <text:tab/><text:tab/><text:tab/> </text:span><text:span text:style-name="T215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15"><text:s text:c="2"/></text:span><text:span text:style-name="T216">[</text:span><text:span text:style-name="T221">F</text:span><text:span text:style-name="T222">ull </text:span><text:span text:style-name="T208">na</text:span><text:span text:style-name="T209">me,</text:span><text:span text:style-name="T208"> </text:span><text:span text:style-name="T209">e.g.</text:span><text:span text:style-name="T208"> </text:span><text:span text:style-name="T210">J</text:span><text:span text:style-name="T225">oh</text:span><text:span text:style-name="T210">n </text:span><text:span text:style-name="T212">Doe</text:span><text:span text:style-name="T224">]</text:span></text:p>
      <text:p text:style-name="P101"><text:span text:style-name="Definition"><text:span text:style-name="T207">USER</text:span></text:span><text:span text:style-name="Definition"><text:span text:style-name="T270">na</text:span></text:span><text:span text:style-name="Definition"><text:span text:style-name="T272">me</text:span></text:span><text:span text:style-name="T206"><text:tab/><text:tab/><text:tab/> </text:span><text:span text:style-name="T206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0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60"><text:span text:style-name="Definition"><text:span text:style-name="T270">COMPUTERNA</text:span></text:span><text:span text:style-name="Definition"><text:span text:style-name="T272">me</text:span></text:span><text:span text:style-name="T226"><text:tab/> </text:span><text:span text:style-name="T270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70"><text:s text:c="2"/></text:span><text:span text:style-name="T229">[</text:span><text:span text:style-name="T233">N</text:span><text:span text:style-name="T227">a</text:span><text:span text:style-name="T230">me of the</text:span><text:span text:style-name="T227"> compute</text:span><text:span text:style-name="T228">r, </text:span><text:span text:style-name="T230">e.g.</text:span><text:span text:style-name="T231"> </text:span><text:span text:style-name="T232">pc02</text:span><text:span text:style-name="T229">]</text:span></text:p>
      <text:p text:style-name="P60"><text:span text:style-name="Definition"><text:span text:style-name="T235">USER</text:span></text:span><text:span text:style-name="T234"><text:tab/><text:tab/></text:span><text:span text:style-name="T213"> <text:tab/><text:tab/><text:tab/> </text:span><text:span text:style-name="T215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15"><text:s text:c="2"/></text:span><text:span text:style-name="T216">[</text:span><text:span text:style-name="T221">F</text:span><text:span text:style-name="T217">ull </text:span><text:span text:style-name="T218">na</text:span><text:span text:style-name="T219">me</text:span><text:span text:style-name="T218"> possibly </text:span><text:span text:style-name="T223">2</text:span><text:span text:style-name="T248">nd</text:span><text:span text:style-name="T223"> </text:span><text:span text:style-name="T220">user</text:span><text:span text:style-name="T211">]</text:span></text:p>
      <text:p text:style-name="P101"><text:span text:style-name="Definition"><text:span text:style-name="T235">USERN</text:span></text:span><text:span text:style-name="Definition"><text:span text:style-name="T236">a</text:span></text:span><text:span text:style-name="Definition"><text:span text:style-name="T237">me</text:span></text:span><text:span text:style-name="Definition"><text:span text:style-name="T242"><text:tab/><text:tab/><text:tab/> </text:span></text:span><text:span text:style-name="T242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42"><text:s text:c="2"/></text:span><text:span text:style-name="T239">[</text:span><text:span text:style-name="T241">U</text:span><text:span text:style-name="T240">ser</text:span><text:span text:style-name="T238"> </text:span><text:span text:style-name="T244">na</text:span><text:span text:style-name="T245">me</text:span><text:span text:style-name="T244"> possibly </text:span><text:span text:style-name="T247">2</text:span><text:span text:style-name="T249">nd</text:span><text:span text:style-name="T247"> </text:span><text:span text:style-name="T246">user</text:span><text:span text:style-name="T243">]</text:span></text:p>
      <text:p text:style-name="P60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9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4"><text:span text:style-name="T262">New installation?</text:span><text:span text:style-name="T264"><text:tab/></text:span><text:span text:style-name="T265"></text:span><text:span text:style-name="T266"><text:tab/>Start at chapter </text:span><text:span text:style-name="T263"><text:bookmark-ref text:reference-format="page" text:ref-name="__RefNumPara__4009_12717081281">2</text:bookmark-ref></text:span><text:span text:style-name="T263"><text:s text:c="2"/></text:span><text:span text:style-name="T263"><text:bookmark-ref text:reference-format="text" text:ref-name="__RefNumPara__4009_12717081281">Perform installation</text:bookmark-ref></text:span><text:span text:style-name="T267">.</text:span></text:p>
      <text:p text:style-name="P56"/>
      <text:p text:style-name="P58"><text:span text:style-name="Strong_20_Emphasis"><text:span text:style-name="T33"/></text:span></text:p>
      <text:list text:style-name="L1">
        <text:list-item>
          <text:p text:style-name="P105"><text:bookmark-start text:name="__RefNumPara__4083_1271708128"/>Prepar<text:span text:style-name="T27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5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95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7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9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95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2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end text:name="__RefNumPara__4009_1271708128"/><text:bookmark-start text:name="__RefNumPara__4009_1271708128"/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8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188">Boot the computer from</text:span><text:span text:style-name="T190"><text:note text:id="ftn5" text:note-class="footnote"><text:note-citation>1</text:note-citation><text:note-body><text:p text:style-name="P100"><text:span text:style-name="T120">Boot menu/Setup via one of the </text:span><text:span text:style-name="T121">f</text:span><text:span text:style-name="T120">requently used keys:</text:span> <text:span text:style-name="T277">Esc</text:span><text:span text:style-name="T270">, </text:span><text:span text:style-name="T277">Delete</text:span><text:span text:style-name="T270">, </text:span><text:span text:style-name="T277">F1</text:span><text:span text:style-name="T270">, </text:span><text:span text:style-name="T277">F2</text:span><text:span text:style-name="T270">, </text:span><text:span text:style-name="T277">F9</text:span><text:span text:style-name="T270">, </text:span><text:span text:style-name="T277">F10</text:span><text:span text:style-name="T270">, </text:span><text:span text:style-name="T277">F11</text:span><text:span text:style-name="T270">, </text:span><text:span text:style-name="T274">or </text:span><text:span text:style-name="T277">F12</text:span><text:span text:style-name="T270">.</text:span></text:p></text:note-body></text:note></text:span><text:span text:style-name="T188"> a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5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5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9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5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4">karelzimmer.nl/en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6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7" office:value-type="string">
            <text:p text:style-name="P98">When prompted for a password, type '<text:span text:style-name="T27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4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6">At <text:span text:style-name="T279">Location</text:span>: 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82">At</text:span> <text:span text:style-name="T279">Regio</text:span><text:span text:style-name="T281">n</text:span> <text:span text:style-name="T282">choose</text:span> <text:span text:style-name="T279">Europ</text:span><text:span text:style-name="T28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3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5" office:value-type="string">
            <text:p text:style-name="P81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7"><text:span text:style-name="T202">The </text:span><text:span text:style-name="T205">Super</text:span><text:span text:style-name="T202"> key is the Windows key, Command key (Apple), or Magnifier key </text:span><text:span text:style-name="T203">(Chromebook)</text:span><text:span text:style-name="T20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2"><text:span text:style-name="Strong_20_Emphasis"><text:span text:style-name="T73"><draw:control text:anchor-type="as-char" draw:z-index="27" draw:name="Vorm4_ 4" draw:style-name="gr1" draw:text-style-name="P108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5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9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95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9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1" office:value-type="string">
            <text:p text:style-name="P80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2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3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5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7" office:value-type="string">
            <text:p text:style-name="P102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7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9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25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5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73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7"><text:span text:style-name="T202">The </text:span><text:span text:style-name="T205">Super</text:span><text:span text:style-name="T202"> key is the Windows key, Command key (Apple), or Magnifier key </text:span><text:span text:style-name="T203">(Chromebook)</text:span><text:span text:style-name="T20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6"><text:span text:style-name="T169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Strong_20_Emphasis"><text:span text:style-name="T169">installation is complete.</text:span></text:span></text:p>
      <text:p text:style-name="P51"/>
      <text:p text:style-name="P61"><text:span text:style-name="Emphasis"><text:span text:style-name="T260">Written</text:span></text:span><text:span text:style-name="Emphasis"><text:span text:style-name="T259"> </text:span></text:span><text:span text:style-name="Emphasis"><text:span text:style-name="T260">by</text:span></text:span><text:span text:style-name="Emphasis"><text:span text:style-name="T25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61">.</text:span></text:span></text:p>
      <text:p text:style-name="P62"><text:span text:style-name="Emphasis"><text:span text:style-name="T268">C</text:span></text:span><text:span text:style-name="Emphasis"><text:span text:style-name="T269">C0</text:span></text:span><text:span text:style-name="Emphasis"><text:span text:style-name="T261"> 1.0 </text:span></text:span><text:span text:style-name="Emphasis"><text:span text:style-name="T284">Universal</text:span></text:span><text:span text:style-name="Emphasis"><text:span text:style-name="T283"> </text:span></text:span><text:span text:style-name="Emphasis"><text:span text:style-name="T28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3"><text:s/></text:span></text:span><text:span text:style-name="Emphasis"><text:span text:style-name="T28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1T12:58:05.789787070">01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1T12:58:05.582101320</dc:date>
    <meta:keyword>Installatie</meta:keyword>
    <meta:keyword>Checklist</meta:keyword>
    <meta:keyword>Linux</meta:keyword>
    <meta:editing-cycles>6963</meta:editing-cycles>
    <meta:editing-duration>P12DT8H41M4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7" meta:word-count="689" meta:character-count="4254" meta:non-whitespace-character-count="3610"/>
    <meta:user-defined meta:name="Info 1"/>
    <meta:user-defined meta:name="Info 2"/>
    <meta:user-defined meta:name="Info 3"/>
    <meta:user-defined meta:name="Info 4"/>
  </office:meta>
</office:document-meta>
</file>